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8f532" officeooo:paragraph-rsid="0019f3ad"/>
    </style:style>
    <style:style style:name="P2" style:family="paragraph" style:parent-style-name="Standard">
      <style:text-properties officeooo:rsid="001cf8c3" officeooo:paragraph-rsid="001cf8c3"/>
    </style:style>
    <style:style style:name="P3" style:family="paragraph" style:parent-style-name="Standard">
      <style:text-properties officeooo:rsid="001cf8c3" officeooo:paragraph-rsid="001ebf31"/>
    </style:style>
    <style:style style:name="P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officeooo:rsid="0018f532"/>
    </style:style>
    <style:style style:name="T2" style:family="text">
      <style:text-properties officeooo:rsid="0019f3ad"/>
    </style:style>
    <style:style style:name="T3" style:family="text">
      <style:text-properties officeooo:rsid="001ebf31"/>
    </style:style>
    <style:style style:name="T4" style:family="text">
      <style:text-properties officeooo:rsid="00205da5"/>
    </style:style>
    <style:style style:name="T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e "habitable zone" (HZ) around M dwarfs, i. e. the distance from the star at which a planet can host liquid water on its surface, resides very close to the star. This favo<text:span text:style-name="T1">u</text:span>rs their detection. In addition, M dwarfs are the most abundant kind of star in the galaxy. <text:s/>Therefore, it is not surprising that the vast majority of extrasolar planets detected in the HZ are o<text:span text:style-name="T1">r</text:span>biting M dwarfs. </text:p>
      <text:p text:style-name="Standard"/>
      <text:p text:style-name="Standard">Such close-in exoplanets will be very impacted by the space weather of their host stars, determined by their rotation period. <text:s/>For this reason, it is crucial to understand the rotation evolution of low mass stars. Observations of open clusters have reve<text:span text:style-name="T1">a</text:span>led a bimodal distribution of rotation periods that has challenging spin-down theories for decades. Recently, Garraffo et al. 2018 developed an physics based, analytical model that can account for this gap and successfully reproduces observations. <text:s/>However, this method is qualitative and its parameters are not yet optimized. <text:s/>The demand for a more accurate, data driven model grows with the growing number of precise rotation periods from Tess and K2. </text:p>
      <text:p text:style-name="Standard">We use Neural Networks to build a data driven model for stellar stellar rotation of cool stars. The model is be able to predict s star's period given its mass and age (and, possibly, its initial period). Conversely, it can be used to retrieve ages from rotation periods in the regime in which Gyrochronology currently fails (before ZAMS). <text:s/>This will also al<text:span text:style-name="T1">l</text:span>ow us to predict magnetic activity of stars, <text:s/>which is crucial for exoplanetary environments.</text:p>
      <text:p text:style-name="Standard">-----------------------------------------------------------------------------------</text:p>
      <text:p text:style-name="P1">The vast majority of extrasolar planets are detected around the “habitable zone” (HZ) of M dwarf stars, the HZ being the distance from the star at which a planet can host liquid water on its surface. This <text:span text:style-name="T4">bias</text:span> is expected as the HZ is in close proximity to the M dwarf, <text:span text:style-name="T2">aiding in the detection of the exoplanet, and M dwarfs are the most abundant kind of star in the galaxy.</text:span></text:p>
      <text:p text:style-name="P1"/>
      <text:p text:style-name="P2">The atmosphere of these close proximity exoplanets is heavily influenced by space weather created by the host star, the severity of which is determined by their rotation period. <office:annotation office:name="__Annotation__6_1949487185"><dc:creator>Unknown Author</dc:creator><dc:date>2019-10-03T19:54:20.487000000</dc:date><text:p text:style-name="P4"><text:span text:style-name="T5">I would maybe say ‘… which is determined by their rotation period, making it crucial to understand the rotation of low mass stars.’</text:span></text:p></office:annotation>For this reason it is crucial to understand the rotation of low mass stars.<office:annotation-end office:name="__Annotation__6_1949487185"/> Observations of open clusters have reve<text:span text:style-name="T1">a</text:span>led a bimodal distribution of rotation periods that has challenged spin-down theories for decades. Recently, Garraffo et al. 2018 developed a physics based, analytical model that can account for this gap and successfully reproduces observations. <text:s/>However, this method is qualitative and its parameters are not yet optimized. <text:s/>The demand for a more accurate, data driven model grows with the growing number of precise rotation periods from Tess and K2. </text:p>
      <text:p text:style-name="P2"/>
      <text:p text:style-name="P3">We use Neural Networks to build a data driven model for the evolution of stellar rotation of cool star<text:span text:style-name="T4">s</text:span>. The model is able to predi<text:span text:style-name="T3">c</text:span>t a star’s period given its mass <text:span text:style-name="T3">and age (and,</text:span><text:span text:style-name="T3"><office:annotation office:name="__Annotation__9_1949487185"><dc:creator>Unknown Author</dc:creator><dc:date>2019-10-03T19:56:59.010000000</dc:date><text:p text:style-name="P4"><text:span text:style-name="T5">Possibly as in it may need it’s period? Also you give it the star’s period to work out it’s period? </text:span></text:p></office:annotation></text:span><text:span text:style-name="T3"> potentially</text:span><office:annotation-end office:name="__Annotation__9_1949487185"/><text:span text:style-name="T3">, its initial period). Conversely, it can be used to retrieve ages from rotation periods in the regime in which Gyrochronology currently fails (before ZAMS). <text:s/>This model will also allow us to predict magnetic activity of stars, <text:s/>which is crucial for exoplanetary environments. <text:s/></text:span></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3T16:40:22.135000000</meta:creation-date>
    <dc:date>2019-10-04T12:14:23.876000000</dc:date>
    <meta:editing-duration>PT11H57M36S</meta:editing-duration>
    <meta:editing-cycles>1</meta:editing-cycles>
    <meta:document-statistic meta:table-count="0" meta:image-count="0" meta:object-count="0" meta:page-count="1" meta:paragraph-count="7" meta:word-count="518" meta:character-count="3216" meta:non-whitespace-character-count="2690"/>
    <meta:generator>LibreOffice/6.1.4.2$Windows_X86_64 LibreOffice_project/9d0f32d1f0b509096fd65e0d4bec26ddd1938fd3</meta:generator>
  </office:meta>
</office:document-meta>
</file>